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9b264" officeooo:paragraph-rsid="0019b264"/>
    </style:style>
    <style:style style:name="P3" style:family="paragraph" style:parent-style-name="Standard">
      <style:paragraph-properties fo:text-align="start" style:justify-single-word="false"/>
      <style:text-properties officeooo:rsid="001a2bee" officeooo:paragraph-rsid="001a2bee"/>
    </style:style>
    <style:style style:name="T1" style:family="text">
      <style:text-properties fo:font-size="18pt" fo:font-weight="bold" officeooo:rsid="0019b264" style:font-size-asian="15.75pt" style:font-weight-asian="bold" style:font-size-complex="18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9b264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 <text:s/><text:span text:style-name="T1">Format image </text:span></text:p>
      <text:p text:style-name="P1"><text:span text:style-name="T3"/></text:p>
      <text:p text:style-name="P1"><text:span text:style-name="T3"/></text:p>
      <text:p text:style-name="P2"><text:span text:style-name="T2"/></text:p>
      <text:p text:style-name="P2"><text:span text:style-name="T2"/></text:p>
      <text:p text:style-name="P2"><text:span text:style-name="T2">Pour les photos, .jpg ou jpeg. Top permet de réduire le poids, </text:span></text:p>
      <text:p text:style-name="P3"><text:span text:style-name="T2">webp format .jpg supporte la transparence.</text:span></text:p>
      <text:p text:style-name="P2"><text:span text:style-name="T2"/></text:p>
      <text:p text:style-name="P2"><text:span text:style-name="T2">Png, pour le reste, permet dr rendre transparent, n’altère pas la qualité de l’image.</text:span></text:p>
      <text:p text:style-name="P3"><text:span text:style-name="T2">8 bit si peu de couleur sinon 24.</text:span></text:p>
      <text:p text:style-name="P3"><text:span text:style-name="T2"/></text:p>
      <text:p text:style-name="P3"><text:span text:style-name="T2">gif ancien, mais ok pour animation.</text:span></text:p>
      <text:p text:style-name="P3"><text:span text:style-name="T2"/></text:p>
      <text:p text:style-name="P3"><text:span text:style-name="T2">Svg, vectoriel autre technique que les pixels comme plus haut.</text:span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8:42:05.563308183</meta:creation-date>
    <dc:date>2022-04-05T18:58:57.116615965</dc:date>
    <meta:editing-duration>PT6M21S</meta:editing-duration>
    <meta:editing-cycles>1</meta:editing-cycles>
    <meta:document-statistic meta:table-count="0" meta:image-count="0" meta:object-count="0" meta:page-count="1" meta:paragraph-count="7" meta:word-count="58" meta:character-count="337" meta:non-whitespace-character-count="280"/>
    <meta:generator>LibreOffice/6.4.7.2$Linux_X86_64 LibreOffice_project/40$Build-2</meta:generator>
  </office:meta>
</office:document-meta>
</file>